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B000000657254196C.png"/>
  <manifest:file-entry manifest:media-type="image/gif" manifest:full-path="Pictures/100002000000000A0000000AB5963779.gif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auto-grow-height="true" fo:min-height="13.587cm"/>
    </style:style>
    <style:style style:name="gr3" style:family="graphic" style:parent-style-name="standard">
      <style:graphic-properties draw:fill-color="#ffffff" fo:min-height="13.336cm"/>
    </style:style>
    <style:style style:name="gr4" style:family="graphic" style:parent-style-name="standard">
      <style:graphic-properties draw:fill-color="#ffffff" fo:min-height="5.586cm"/>
    </style:style>
    <style:style style:name="gr5" style:family="graphic" style:parent-style-name="standard">
      <style:graphic-properties draw:stroke="none" draw:fill="none" fo:min-height="3.937cm"/>
    </style:style>
    <style:style style:name="pr1" style:family="presentation" style:parent-style-name="Predeterminado-title">
      <style:graphic-properties draw:fill-color="#ffffff" draw:auto-grow-height="true" fo:min-height="3.507cm"/>
    </style:style>
    <style:style style:name="pr2" style:family="presentation" style:parent-style-name="Predeterminado-subtitle">
      <style:graphic-properties draw:fill-color="#ffffff" draw:auto-grow-height="true" fo:min-height="13.587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outline1" style:list-style-name="L3">
      <style:graphic-properties draw:fill-color="#ffffff" draw:auto-grow-height="true" fo:min-height="13.274cm"/>
    </style:style>
    <style:style style:name="pr5" style:family="presentation" style:parent-style-name="Predeterminado-notes">
      <style:graphic-properties draw:fill-color="#ffffff" fo:min-height="13.114cm"/>
    </style:style>
    <style:style style:name="pr6" style:family="presentation" style:parent-style-name="Predeterminado-title">
      <style:graphic-properties draw:fill-color="#ffffff" draw:auto-grow-height="true" fo:min-height="3.34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  <style:text-properties fo:font-size="32pt"/>
    </style:style>
    <style:style style:name="P3" style:family="paragraph">
      <style:paragraph-properties fo:margin-left="1.2cm" fo:margin-right="0cm" fo:text-align="end" fo:text-indent="-0.6cm"/>
      <style:text-properties fo:font-size="32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6" style:family="paragraph">
      <style:paragraph-properties fo:margin-left="1.2cm" fo:margin-right="0cm" fo:text-align="end" fo:text-indent="-0.9cm"/>
    </style:style>
    <style:style style:name="P7" style:family="paragraph">
      <style:paragraph-properties text:enable-numbering="false" fo:margin-left="1.2cm" fo:margin-right="0cm" fo:text-align="end" fo:text-indent="-0.9cm"/>
      <style:text-properties fo:font-family="Arial" style:font-family-generic="swiss" style:font-pitch="variable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Arial" style:font-family-generic="swiss" style:font-pitch="variable" fo:font-size="26pt" style:font-size-asian="26pt" style:font-size-complex="26pt"/>
    </style:style>
    <style:style style:name="T6" style:family="text">
      <style:text-properties fo:font-family="Arial" style:font-style-name="Normal" style:font-family-generic="swiss" style:font-pitch="variable" fo:font-size="24pt" style:font-family-asian="Arial" style:font-style-name-asian="Normal" style:font-family-generic-asian="swiss" style:font-pitch-asian="variable" style:font-size-asian="24pt" style:font-family-complex="Arial" style:font-style-name-complex="Normal" style:font-family-generic-complex="swiss" style:font-pitch-complex="variable" style:font-size-complex="24pt"/>
    </style:style>
    <style:style style:name="T7" style:family="text">
      <style:text-properties fo:font-family="Arial" style:font-style-name="Normal" style:font-family-generic="swiss" style:font-pitch="variable" fo:font-size="24pt" fo:font-style="italic" style:font-family-asian="Arial" style:font-style-name-asian="Normal" style:font-family-generic-asian="swiss" style:font-pitch-asian="variable" style:font-size-asian="24pt" style:font-style-asian="italic" style:font-family-complex="Arial" style:font-style-name-complex="Normal" style:font-family-generic-complex="swiss" style:font-pitch-complex="variable" style:font-size-complex="24pt" style:font-style-complex="italic"/>
    </style:style>
    <style:style style:name="T8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family="Arial" style:font-family-generic="swiss" style:font-pitch="variable"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ff00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37cm" fo:height="0.37cm"/>
      </text:list-level-style-image>
      <text:list-level-style-image text:level="2" xlink:href="Pictures/100002000000000A0000000AB5963779.gif" xlink:type="simple" xlink:show="embed" xlink:actuate="onLoad">
        <style:list-level-properties text:space-before="1.6cm" text:min-label-width="0.8cm" style:vertical-pos="middle" style:vertical-rel="line" fo:width="0.37cm" fo:height="0.37cm"/>
      </text:list-level-style-image>
      <text:list-level-style-image text:level="3" xlink:href="Pictures/100002000000000A0000000AB5963779.gif" xlink:type="simple" xlink:show="embed" xlink:actuate="onLoad">
        <style:list-level-properties text:space-before="3cm" text:min-label-width="0.6cm" style:vertical-pos="middle" style:vertical-rel="line" fo:width="0.37cm" fo:height="0.37cm"/>
      </text:list-level-style-image>
      <text:list-level-style-image text:level="4" xlink:href="Pictures/100002000000000A0000000AB5963779.gif" xlink:type="simple" xlink:show="embed" xlink:actuate="onLoad">
        <style:list-level-properties text:space-before="4.2cm" text:min-label-width="0.6cm" style:vertical-pos="middle" style:vertical-rel="line" fo:width="0.37cm" fo:height="0.37cm"/>
      </text:list-level-style-image>
      <text:list-level-style-image text:level="5" xlink:href="Pictures/100002000000000A0000000AB5963779.gif" xlink:type="simple" xlink:show="embed" xlink:actuate="onLoad">
        <style:list-level-properties text:space-before="5.4cm" text:min-label-width="0.6cm" style:vertical-pos="middle" style:vertical-rel="line" fo:width="0.37cm" fo:height="0.37cm"/>
      </text:list-level-style-image>
      <text:list-level-style-image text:level="6" xlink:href="Pictures/100002000000000A0000000AB5963779.gif" xlink:type="simple" xlink:show="embed" xlink:actuate="onLoad">
        <style:list-level-properties text:space-before="6.6cm" text:min-label-width="0.6cm" style:vertical-pos="middle" style:vertical-rel="line" fo:width="0.37cm" fo:height="0.37cm"/>
      </text:list-level-style-image>
      <text:list-level-style-image text:level="7" xlink:href="Pictures/100002000000000A0000000AB5963779.gif" xlink:type="simple" xlink:show="embed" xlink:actuate="onLoad">
        <style:list-level-properties text:space-before="7.8cm" text:min-label-width="0.6cm" style:vertical-pos="middle" style:vertical-rel="line" fo:width="0.37cm" fo:height="0.37cm"/>
      </text:list-level-style-image>
      <text:list-level-style-image text:level="8" xlink:href="Pictures/100002000000000A0000000AB5963779.gif" xlink:type="simple" xlink:show="embed" xlink:actuate="onLoad">
        <style:list-level-properties text:space-before="9cm" text:min-label-width="0.6cm" style:vertical-pos="middle" style:vertical-rel="line" fo:width="0.37cm" fo:height="0.37cm"/>
      </text:list-level-style-image>
      <text:list-level-style-image text:level="9" xlink:href="Pictures/100002000000000A0000000AB5963779.gif" xlink:type="simple" xlink:show="embed" xlink:actuate="onLoad">
        <style:list-level-properties text:space-before="10.2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8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8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8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8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8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8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8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8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8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SyC/LibreSoft</presentation:footer-decl>
      <presentation:date-time-decl presentation:name="dtd1" presentation:source="fixed">12th December. 2008</presentation:date-time-decl>
      <presentation:date-time-decl presentation:name="dtd2" presentation:source="current-date" style:data-style-name="D3"/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Linux</text:p>
          </draw:text-box>
        </draw:frame>
        <draw:frame presentation:style-name="pr2" draw:text-style-name="P2" draw:layer="layout" svg:width="25.199cm" svg:height="13.587cm" svg:x="1.4cm" svg:y="4.914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Linux Kernel Description</text:span></text:p>
            <text:p text:style-name="P2"><text:span text:style-name="T2"/></text:p>
            <text:p text:style-name="P2"><text:span text:style-name="T1"/></text:p>
            <text:p text:style-name="P2"><text:span text:style-name="T1"/></text:p>
            <text:p text:style-name="P3"><text:span text:style-name="T3">José Gato Luis</text:span></text:p>
            <text:p text:style-name="P3"><text:span text:style-name="T3">&lt;jgato@gsyc.es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5" draw:layer="layout" svg:width="21.099cm" svg:height="3.507cm" svg:x="5.5cm" svg:y="0.837cm" presentation:class="title" presentation:placeholder="true">
          <draw:text-box/>
        </draw:frame>
        <draw:frame presentation:style-name="pr4" draw:text-style-name="P7" draw:layer="layout" svg:width="25.366cm" svg:height="14.869cm" svg:x="1.634cm" svg:y="4.995cm" presentation:class="outline" presentation:user-transformed="true">
          <draw:text-box>
            <text:p text:style-name="P6"><text:span text:style-name="T4"/></text:p>
            <text:p text:style-name="P6"><text:span text:style-name="T5"/></text:p>
            <text:p text:style-name="P6"><text:span text:style-name="T5"/></text:p>
            <text:p text:style-name="P6"><text:span text:style-name="T6"/></text:p>
            <text:p text:style-name="P6"><text:span text:style-name="T6"/></text:p>
            <text:p text:style-name="P6"><text:span text:style-name="T7">© 2009-2010 <text:s/>Jose Gato Luis</text:span></text:p>
            <text:list text:style-name="L2">
              <text:list-header>
                <text:p text:style-name="P6"><text:span text:style-name="T7"/></text:p>
              </text:list-header>
            </text:list>
            <text:p text:style-name="P6"><text:span text:style-name="T8">Some rights reserved. This presentation is distributed under the “Attribution-ShareAlike 3.0” license, by Creative Commons, available at http://creativecommons.org/licenses/by-sa/3.0/</text:span></text:p>
            <text:p text:style-name="P6"><text:span text:style-name="T9"/></text:p>
          </draw:text-box>
        </draw:frame>
        <presentation:notes draw:style-name="dp2" presentation:use-date-time-name="dtd2">
          <draw:page-thumbnail draw:style-name="gr1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Introduction</text:p>
          </draw:text-box>
        </draw:frame>
        <draw:frame draw:style-name="gr2" draw:text-style-name="P8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Abstract hardware and resources management</text:p>
              </text:list-item>
              <text:list-item>
                <text:p text:style-name="P1">Multi-tasks scheduling </text:p>
              </text:list-item>
              <text:list-item>
                <text:p text:style-name="P1">Monolithic</text:p>
              </text:list-item>
              <text:list-item>
                <text:p text:style-name="P1">Modu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Monolithic Kernel</text:p>
          </draw:text-box>
        </draw:frame>
        <draw:frame draw:style-name="gr2" draw:text-style-name="P8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Almost everything running in Kernel space.</text:p>
              </text:list-item>
              <text:list-item>
                <text:p text:style-name="P1">Different parts could be build into Kernel or as modules.</text:p>
              </text:list-item>
              <text:list-item>
                <text:p text:style-name="P1">Load/Unload modules while O.S running.</text:p>
              </text:list-item>
              <text:list-item>
                <text:p text:style-name="P1">Applications running in User sp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Micro-kernel</text:p>
          </draw:text-box>
        </draw:frame>
        <draw:frame draw:style-name="gr3" draw:text-style-name="P8" draw:layer="layout" svg:width="25.199cm" svg:height="13.834cm" svg:x="1.4cm" svg:y="4.914cm" presentation:class="outline" presentation:user-transformed="true">
          <draw:text-box>
            <text:list text:style-name="L2">
              <text:list-item>
                <text:p text:style-name="P1">Micro-kernel </text:p>
                <text:list>
                  <text:list-item>
                    <text:p text:style-name="P1">Less complexity</text:p>
                  </text:list-item>
                  <text:list-item>
                    <text:p text:style-name="P1">Easier to port to other architectures</text:p>
                  </text:list-item>
                  <text:list-item>
                    <text:p text:style-name="P1">Module fails in user space</text:p>
                  </text:list-item>
                </text:list>
              </text:list-item>
              <text:list-item>
                <text:p text:style-name="P1">Micro-kernel problems:</text:p>
                <text:list>
                  <text:list-item>
                    <text:p text:style-name="P1">Performance, too much changes between user and kernel space.</text:p>
                  </text:list-item>
                  <text:list-item>
                    <text:p text:style-name="P1">Difficult to communicate between modules.</text:p>
                  </text:list-item>
                </text:list>
              </text:list-item>
              <text:list-item>
                <text:p text:style-name="P1">Minix, HURD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Modules</text:p>
          </draw:text-box>
        </draw:frame>
        <draw:frame draw:style-name="gr3" draw:text-style-name="P8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Flexibility</text:p>
              </text:list-item>
              <text:list-item>
                <text:p text:style-name="P1">Load modules only if needed it -&gt; Memory usage only if needed it</text:p>
              </text:list-item>
              <text:list-item>
                <text:p text:style-name="P1">Drivers, file systems, bus, <text:s/>interface, communication layers. </text:p>
              </text:list-item>
              <text:list-item>
                <text:p text:style-name="P1">Load modules to support devices, file systems,etc.</text:p>
              </text:list-item>
              <text:list-item>
                <text:p text:style-name="P1">b43 module -&gt; wiffi in my lapto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Module</text:p>
          </draw:text-box>
        </draw:frame>
        <draw:frame draw:style-name="gr2" draw:text-style-name="P8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Don't need to restart computer to load a kernel module to have new device, feature, etc.</text:p>
              </text:list-item>
              <text:list-item>
                <text:p text:style-name="P1">Don't need to recompile the kernel to have a new device, feature,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Modules</text:p>
          </draw:text-box>
        </draw:frame>
        <draw:frame draw:style-name="gr2" draw:text-style-name="P8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lsmod</text:p>
              </text:list-item>
              <text:list-item>
                <text:p text:style-name="P1">Insmod | modprobe</text:p>
              </text:list-item>
              <text:list-item>
                <text:p text:style-name="P1">rmm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Kernel /proc</text:p>
          </draw:text-box>
        </draw:frame>
        <draw:frame draw:style-name="gr2" draw:text-style-name="P8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Virtual file system.</text:p>
              </text:list-item>
              <text:list-item>
                <text:p text:style-name="P1">Support direct kernel and processes communication.</text:p>
              </text:list-item>
              <text:list-item>
                <text:p text:style-name="P1">File system with the kernel state, hardware, devices, processes, bus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Kernel /proc</text:p>
          </draw:text-box>
        </draw:frame>
        <draw:frame draw:style-name="gr2" draw:text-style-name="P8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/proc/modules</text:p>
              </text:list-item>
              <text:list-item>
                <text:p text:style-name="P1">/proc/memimfo</text:p>
              </text:list-item>
              <text:list-item>
                <text:p text:style-name="P1">/proc/cpuinfo</text:p>
              </text:list-item>
              <text:list-item>
                <text:p text:style-name="P1">/proc/mount</text:p>
              </text:list-item>
              <text:list-item>
                <text:p text:style-name="P1">/proc/sys/kernel/hostn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Kernel /proc examples</text:p>
          </draw:text-box>
        </draw:frame>
        <draw:frame draw:style-name="gr2" draw:text-style-name="P8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/proc/pid for each process</text:p>
              </text:list-item>
              <text:list-item>
                <text:p text:style-name="P1">/proc/acpi/ac_adapter/AC/state</text:p>
              </text:list-item>
              <text:list-item>
                <text:p text:style-name="P1">echo 1 &gt; /proc/sys/net/ipv4/ip_forward</text:p>
              </text:list-item>
              <text:list-item>
                <text:p text:style-name="P1">cat /proc/modules = lsm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Kernel /sys</text:p>
          </draw:text-box>
        </draw:frame>
        <draw:frame draw:style-name="gr3" draw:text-style-name="P8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Kernel 2.6.X</text:p>
              </text:list-item>
              <text:list-item>
                <text:p text:style-name="P1">Virtual file system</text:p>
              </text:list-item>
              <text:list-item>
                <text:p text:style-name="P1">Export devices, buses, etc from Kernel to user space</text:p>
              </text:list-item>
              <text:list-item>
                <text:p text:style-name="P1">Procfs has too much information non-processes</text:p>
              </text:list-item>
              <text:list-item>
                <text:p text:style-name="P1">/sys/devices/system/cpu/cpu0/cpufreq/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Kernel /dev (udev)</text:p>
          </draw:text-box>
        </draw:frame>
        <draw:frame draw:style-name="gr2" draw:text-style-name="P8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Kernel 2.6.X</text:p>
              </text:list-item>
              <text:list-item>
                <text:p text:style-name="P1">Managing device nodes in /dev</text:p>
              </text:list-item>
              <text:list-item>
                <text:p text:style-name="P1">Successor of devfs</text:p>
                <text:list>
                  <text:list-item>
                    <text:p text:style-name="P1">/dev is generated dynamically, no static files</text:p>
                  </text:list-item>
                  <text:list-item>
                    <text:p text:style-name="P1">Only nodes for the devices actually present.</text:p>
                  </text:list-item>
                  <text:list-item>
                    <text:p text:style-name="P1">Name persistent (dont worry about the order you connect usb devi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Kernel /dev (udev)</text:p>
          </draw:text-box>
        </draw:frame>
        <draw:frame draw:style-name="gr3" draw:text-style-name="P9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<text:span text:style-name="T10"># Rule: <text:s/>/dev/jetflash for a pendrive</text:span></text:p>
                <text:list>
                  <text:list-item>
                    <text:p text:style-name="P1"><text:span text:style-name="T11">BUS="usb", SYSFS{manufacturer}="JetFlash", KERNEL="sd?1"</text:span><text:span text:style-name="T10">, NAME="%k", SYMLINK="jetflash"</text:span></text:p>
                  </text:list-item>
                </text:list>
              </text:list-item>
              <text:list-item>
                <text:p text:style-name="P1"><text:span text:style-name="T10"># Rule: Palm plugged create /dev/sony* with partitions</text:span></text:p>
                <text:list>
                  <text:list-item>
                    <text:p text:style-name="P1"><text:span text:style-name="T11">BUS="usb", SYSFS{product}="Sony PEG Mass Storage"</text:span><text:span text:style-name="T10">, NAME{all_partitions}="sony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Kernel /dev (udev)</text:p>
          </draw:text-box>
        </draw:frame>
        <draw:frame draw:style-name="gr3" draw:text-style-name="P8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After a device is plugged you see using dmesg that is attached to /dev/sdc1</text:p>
                <text:list>
                  <text:list-item>
                    <text:p text:style-name="P1">udevinfo -q path -n /dev/sdc1</text:p>
                  </text:list-item>
                </text:list>
              </text:list-item>
              <text:list-item>
                <text:p text:style-name="P1">This returns information about the path of the device in /sys</text:p>
              </text:list-item>
              <text:list-item>
                <text:p text:style-name="P1">Then you can obtain information about this device in /sys</text:p>
                <text:list>
                  <text:list-item>
                    <text:p text:style-name="P1"><text:s/>udevinfo -a -p /block/sdc/sdc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Kernel sections</text:p>
          </draw:text-box>
        </draw:frame>
        <draw:frame draw:style-name="gr3" draw:text-style-name="P8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make menuconfig</text:p>
              </text:list-item>
              <text:list-item>
                <text:p text:style-name="P1">Usually, you know what things are you looking for</text:p>
              </text:list-item>
              <text:list-item>
                <text:p text:style-name="P1">http://howto.wikia.com/wiki/Guide_to_configuring_the_linux_kernel -&gt; example gu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Compiling a Kernel</text:p>
          </draw:text-box>
        </draw:frame>
        <draw:frame draw:style-name="gr3" draw:text-style-name="P8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Download sources:</text:p>
                <text:list>
                  <text:list-item>
                    <text:p text:style-name="P1"><text:a xlink:href="http://www.kernel.org/">www.kernel.org</text:a></text:p>
                  </text:list-item>
                  <text:list-item>
                    <text:p text:style-name="P1">Sources from your own distribution</text:p>
                  </text:list-item>
                </text:list>
              </text:list-item>
              <text:list-item>
                <text:p text:style-name="P1">apt-get install build-essential kernel-package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Compiling a Kernel</text:p>
          </draw:text-box>
        </draw:frame>
        <draw:frame draw:style-name="gr3" draw:text-style-name="P8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make bzImage &amp;&amp; make modules &amp;&amp; make modules_install</text:p>
              </text:list-item>
              <text:list-item>
                <text:p text:style-name="P1">cp arch/x86/boot/bzImage /boot/kernel-X-y-z.img</text:p>
              </text:list-item>
              <text:list-item>
                <text:p text:style-name="P1">make-kpkg –initrd –append-to-version=.XXXX kernel_image kernel_header</text:p>
                <text:list>
                  <text:list-item>
                    <text:p>Create kernel_image and headers debian pa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initrd</text:p>
          </draw:text-box>
        </draw:frame>
        <draw:frame draw:style-name="gr2" draw:text-style-name="P8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Initial RAMdisk image</text:p>
              </text:list-item>
              <text:list-item>
                <text:p text:style-name="P1">Preload <text:s/>the block device modules</text:p>
              </text:list-item>
              <text:list-item>
                <text:p text:style-name="P1">The chicken and egg problem, need modules to load file system, but the modules are in the file system.</text:p>
              </text:list-item>
              <text:list-item>
                <text:p text:style-name="P1"><text:s/>mkinitramfs -o ./initrd.img-2.6.25.4 <text:s/>2.6.25.4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Grub</text:p>
          </draw:text-box>
        </draw:frame>
        <draw:frame draw:style-name="gr3" draw:text-style-name="P8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O.S loader</text:p>
              </text:list-item>
              <text:list-item>
                <text:p text:style-name="P1">Windows, Linux,BSD...</text:p>
              </text:list-item>
              <text:list-item>
                <text:p text:style-name="P1">update-grub -&gt; add entries to /boot/grub/menu.lst</text:p>
              </text:list-item>
              <text:list-item>
                <text:p text:style-name="P1">grub-install <text:s/>-&gt; install grub</text:p>
              </text:list-item>
              <text:list-item>
                <text:p text:style-name="P1">Configure grub options, timeout, default kernel to boo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625cm" svg:x="5.5cm" svg:y="0.778cm" presentation:class="title">
          <draw:text-box>
            <text:p text:style-name="P1">Modules from other sources</text:p>
          </draw:text-box>
        </draw:frame>
        <draw:frame draw:style-name="gr2" draw:text-style-name="P8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Several modules not included in the main kernel sources.</text:p>
              </text:list-item>
              <text:list-item>
                <text:p text:style-name="P1">Compiled against kernel sources</text:p>
              </text:list-item>
              <text:list-item>
                <text:p text:style-name="P1">Only can load modules if compiled against kernel sources corresponding to the executing kernel</text:p>
              </text:list-item>
              <text:list-item>
                <text:p text:style-name="P1">Recompile this modules against new kernel ver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Fuse</text:p>
          </draw:text-box>
        </draw:frame>
        <draw:frame draw:style-name="gr2" draw:text-style-name="P8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FUSE makes it possible to implement a file system in a user space program.</text:p>
              </text:list-item>
              <text:list-item>
                <text:p text:style-name="P1">Used by programs to mount file systems like wikipedia or ss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Wikipediafs</text:p>
          </draw:text-box>
        </draw:frame>
        <draw:frame draw:style-name="gr3" draw:text-style-name="P8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File system to manage wikipedia</text:p>
              </text:list-item>
              <text:list-item>
                <text:p text:style-name="P1">Config file to define the sites to be exported</text:p>
              </text:list-item>
              <text:list-item>
                <text:p text:style-name="P1">Create a directory and mount wikipediafs over this directory</text:p>
              </text:list-item>
              <text:list-item>
                <text:p text:style-name="P1">All the sites defined in configuration file will be accessible inside this directory</text:p>
              </text:list-item>
              <text:list-item>
                <text:p text:style-name="P1">Files never accessed not show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Wikipediafs</text:p>
          </draw:text-box>
        </draw:frame>
        <draw:frame draw:style-name="gr4" draw:text-style-name="P8" draw:layer="layout" svg:width="25.199cm" svg:height="6.269cm" svg:x="1.4cm" svg:y="4.914cm" presentation:class="outline" presentation:user-transformed="true">
          <draw:text-box>
            <text:list text:style-name="L2">
              <text:list-item>
                <text:p text:style-name="P1">cat mblondel.org/Test.mw</text:p>
              </text:list-item>
              <text:list-item>
                <text:p text:style-name="P1">mkdir wikipedia-es -&gt; detect English wikipedia </text:p>
              </text:list-item>
              <text:list-item>
                <text:p text:style-name="P1">Config example:</text:p>
              </text:list-item>
            </text:list>
          </draw:text-box>
        </draw:frame>
        <draw:frame draw:style-name="gr5" draw:text-style-name="P10" draw:layer="layout" svg:width="14.354cm" svg:height="4.187cm" svg:x="2.646cm" svg:y="11.5cm">
          <draw:text-box>
            <text:p text:style-name="P10"><text:s text:c="7"/>&lt;site&gt;</text:p>
            <text:p text:style-name="P10"><text:s text:c="12"/>&lt;dirname&gt;wiki-opensource&lt;/dirname&gt;</text:p>
            <text:p text:style-name="P10"><text:s text:c="12"/>&lt;host&gt;en.wikipedia.org&lt;/host&gt;</text:p>
            <text:p text:style-name="P10"><text:s text:c="12"/>&lt;basename&gt;/w/index.php&lt;/basename&gt;</text:p>
            <text:p text:style-name="P10"><text:s text:c="8"/>&lt;/site&gt;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2.1cm" svg:height="3.344cm" svg:x="5cm" svg:y="0.657cm" presentation:class="title" presentation:user-transformed="true">
          <draw:text-box>
            <text:p text:style-name="P1">sshfs</text:p>
          </draw:text-box>
        </draw:frame>
        <draw:frame draw:style-name="gr3" draw:text-style-name="P8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SSH File System</text:p>
              </text:list-item>
              <text:list-item>
                <text:p text:style-name="P1">Allows to make operation over remote files</text:p>
              </text:list-item>
              <text:list-item>
                <text:p text:style-name="P1">sshfs jgato@gsyc.es:/home/jgato/ gsyc-ssh/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1.099cm" svg:height="3.507cm" svg:x="5.5cm" svg:y="0.837cm" presentation:class="title">
          <draw:text-box>
            <text:p text:style-name="P1">Exercise</text:p>
          </draw:text-box>
        </draw:frame>
        <draw:frame draw:style-name="gr2" draw:text-style-name="P8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Compile a kernel from kernel.org</text:p>
              </text:list-item>
              <text:list-item>
                <text:p text:style-name="P1">Try to have a minimal kernel image</text:p>
              </text:list-item>
              <text:list-item>
                <text:p text:style-name="P1">Play with wikipediafs/sshf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s" style:country-asian="ES" style:font-family-complex="'DejaVu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background" style:family="presentation">
      <style:graphic-properties draw:stroke="none" draw:fill="none" draw:fill-gradient-name="Gradient_20_3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image text:level="1" xlink:href="Pictures/100002000000000A0000000AB5963779.gif" xlink:type="simple" xlink:show="embed" xlink:actuate="onLoad">
            <style:list-level-properties text:space-before="0.3cm" text:min-label-width="0.9cm" style:vertical-pos="middle" style:vertical-rel="line" fo:width="0.37cm" fo:height="0.37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6cm" text:min-label-width="0.8cm" style:vertical-pos="middle" style:vertical-rel="line" fo:width="0.37cm" fo:height="0.37cm"/>
          </text:list-level-style-image>
          <text:list-level-style-image text:level="3" xlink:href="Pictures/100002000000000A0000000AB5963779.gif" xlink:type="simple" xlink:show="embed" xlink:actuate="onLoad">
            <style:list-level-properties text:space-before="3cm" text:min-label-width="0.6cm" style:vertical-pos="middle" style:vertical-rel="line" fo:width="0.37cm" fo:height="0.37cm"/>
          </text:list-level-style-image>
          <text:list-level-style-image text:level="4" xlink:href="Pictures/100002000000000A0000000AB5963779.gif" xlink:type="simple" xlink:show="embed" xlink:actuate="onLoad">
            <style:list-level-properties text:space-before="4.2cm" text:min-label-width="0.6cm" style:vertical-pos="middle" style:vertical-rel="line" fo:width="0.37cm" fo:height="0.37cm"/>
          </text:list-level-style-image>
          <text:list-level-style-image text:level="5" xlink:href="Pictures/100002000000000A0000000AB5963779.gif" xlink:type="simple" xlink:show="embed" xlink:actuate="onLoad">
            <style:list-level-properties text:space-before="5.4cm" text:min-label-width="0.6cm" style:vertical-pos="middle" style:vertical-rel="line" fo:width="0.37cm" fo:height="0.37cm"/>
          </text:list-level-style-image>
          <text:list-level-style-image text:level="6" xlink:href="Pictures/100002000000000A0000000AB5963779.gif" xlink:type="simple" xlink:show="embed" xlink:actuate="onLoad">
            <style:list-level-properties text:space-before="6.6cm" text:min-label-width="0.6cm" style:vertical-pos="middle" style:vertical-rel="line" fo:width="0.37cm" fo:height="0.37cm"/>
          </text:list-level-style-image>
          <text:list-level-style-image text:level="7" xlink:href="Pictures/100002000000000A0000000AB5963779.gif" xlink:type="simple" xlink:show="embed" xlink:actuate="onLoad">
            <style:list-level-properties text:space-before="7.8cm" text:min-label-width="0.6cm" style:vertical-pos="middle" style:vertical-rel="line" fo:width="0.37cm" fo:height="0.37cm"/>
          </text:list-level-style-image>
          <text:list-level-style-image text:level="8" xlink:href="Pictures/100002000000000A0000000AB5963779.gif" xlink:type="simple" xlink:show="embed" xlink:actuate="onLoad">
            <style:list-level-properties text:space-before="9cm" text:min-label-width="0.6cm" style:vertical-pos="middle" style:vertical-rel="line" fo:width="0.37cm" fo:height="0.37cm"/>
          </text:list-level-style-image>
          <text:list-level-style-image text:level="9" xlink:href="Pictures/100002000000000A0000000AB5963779.gif" xlink:type="simple" xlink:show="embed" xlink:actuate="onLoad">
            <style:list-level-properties text:space-before="10.2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family="'Bitstream Vera Serif'" style:font-family-generic="roman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family="'Bitstream Vera Serif'" style:font-family-generic="roman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 draw:fill-gradient-name="Gradient_20_3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image text:level="1" xlink:href="Pictures/100002000000000A0000000AB5963779.gif" xlink:type="simple" xlink:show="embed" xlink:actuate="onLoad">
            <style:list-level-properties text:space-before="0.3cm" text:min-label-width="0.9cm" style:vertical-pos="middle" style:vertical-rel="line" fo:width="0.37cm" fo:height="0.37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6cm" text:min-label-width="0.8cm" style:vertical-pos="middle" style:vertical-rel="line" fo:width="0.37cm" fo:height="0.37cm"/>
          </text:list-level-style-image>
          <text:list-level-style-image text:level="3" xlink:href="Pictures/100002000000000A0000000AB5963779.gif" xlink:type="simple" xlink:show="embed" xlink:actuate="onLoad">
            <style:list-level-properties text:space-before="3cm" text:min-label-width="0.6cm" style:vertical-pos="middle" style:vertical-rel="line" fo:width="0.37cm" fo:height="0.37cm"/>
          </text:list-level-style-image>
          <text:list-level-style-image text:level="4" xlink:href="Pictures/100002000000000A0000000AB5963779.gif" xlink:type="simple" xlink:show="embed" xlink:actuate="onLoad">
            <style:list-level-properties text:space-before="4.2cm" text:min-label-width="0.6cm" style:vertical-pos="middle" style:vertical-rel="line" fo:width="0.37cm" fo:height="0.37cm"/>
          </text:list-level-style-image>
          <text:list-level-style-image text:level="5" xlink:href="Pictures/100002000000000A0000000AB5963779.gif" xlink:type="simple" xlink:show="embed" xlink:actuate="onLoad">
            <style:list-level-properties text:space-before="5.4cm" text:min-label-width="0.6cm" style:vertical-pos="middle" style:vertical-rel="line" fo:width="0.37cm" fo:height="0.37cm"/>
          </text:list-level-style-image>
          <text:list-level-style-image text:level="6" xlink:href="Pictures/100002000000000A0000000AB5963779.gif" xlink:type="simple" xlink:show="embed" xlink:actuate="onLoad">
            <style:list-level-properties text:space-before="6.6cm" text:min-label-width="0.6cm" style:vertical-pos="middle" style:vertical-rel="line" fo:width="0.37cm" fo:height="0.37cm"/>
          </text:list-level-style-image>
          <text:list-level-style-image text:level="7" xlink:href="Pictures/100002000000000A0000000AB5963779.gif" xlink:type="simple" xlink:show="embed" xlink:actuate="onLoad">
            <style:list-level-properties text:space-before="7.8cm" text:min-label-width="0.6cm" style:vertical-pos="middle" style:vertical-rel="line" fo:width="0.37cm" fo:height="0.37cm"/>
          </text:list-level-style-image>
          <text:list-level-style-image text:level="8" xlink:href="Pictures/100002000000000A0000000AB5963779.gif" xlink:type="simple" xlink:show="embed" xlink:actuate="onLoad">
            <style:list-level-properties text:space-before="9cm" text:min-label-width="0.6cm" style:vertical-pos="middle" style:vertical-rel="line" fo:width="0.37cm" fo:height="0.37cm"/>
          </text:list-level-style-image>
          <text:list-level-style-image text:level="9" xlink:href="Pictures/100002000000000A0000000AB5963779.gif" xlink:type="simple" xlink:show="embed" xlink:actuate="onLoad">
            <style:list-level-properties text:space-before="10.2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family="'Bitstream Vera Serif'" style:font-family-generic="roman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family="'Bitstream Vera Serif'" style:font-family-generic="roman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 draw:fill-gradient-name="Gradient_20_3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image text:level="1" xlink:href="Pictures/100002000000000A0000000AB5963779.gif" xlink:type="simple" xlink:show="embed" xlink:actuate="onLoad">
            <style:list-level-properties text:space-before="0.3cm" text:min-label-width="0.9cm" style:vertical-pos="middle" style:vertical-rel="line" fo:width="0.37cm" fo:height="0.37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6cm" text:min-label-width="0.8cm" style:vertical-pos="middle" style:vertical-rel="line" fo:width="0.37cm" fo:height="0.37cm"/>
          </text:list-level-style-image>
          <text:list-level-style-image text:level="3" xlink:href="Pictures/100002000000000A0000000AB5963779.gif" xlink:type="simple" xlink:show="embed" xlink:actuate="onLoad">
            <style:list-level-properties text:space-before="3cm" text:min-label-width="0.6cm" style:vertical-pos="middle" style:vertical-rel="line" fo:width="0.37cm" fo:height="0.37cm"/>
          </text:list-level-style-image>
          <text:list-level-style-image text:level="4" xlink:href="Pictures/100002000000000A0000000AB5963779.gif" xlink:type="simple" xlink:show="embed" xlink:actuate="onLoad">
            <style:list-level-properties text:space-before="4.2cm" text:min-label-width="0.6cm" style:vertical-pos="middle" style:vertical-rel="line" fo:width="0.37cm" fo:height="0.37cm"/>
          </text:list-level-style-image>
          <text:list-level-style-image text:level="5" xlink:href="Pictures/100002000000000A0000000AB5963779.gif" xlink:type="simple" xlink:show="embed" xlink:actuate="onLoad">
            <style:list-level-properties text:space-before="5.4cm" text:min-label-width="0.6cm" style:vertical-pos="middle" style:vertical-rel="line" fo:width="0.37cm" fo:height="0.37cm"/>
          </text:list-level-style-image>
          <text:list-level-style-image text:level="6" xlink:href="Pictures/100002000000000A0000000AB5963779.gif" xlink:type="simple" xlink:show="embed" xlink:actuate="onLoad">
            <style:list-level-properties text:space-before="6.6cm" text:min-label-width="0.6cm" style:vertical-pos="middle" style:vertical-rel="line" fo:width="0.37cm" fo:height="0.37cm"/>
          </text:list-level-style-image>
          <text:list-level-style-image text:level="7" xlink:href="Pictures/100002000000000A0000000AB5963779.gif" xlink:type="simple" xlink:show="embed" xlink:actuate="onLoad">
            <style:list-level-properties text:space-before="7.8cm" text:min-label-width="0.6cm" style:vertical-pos="middle" style:vertical-rel="line" fo:width="0.37cm" fo:height="0.37cm"/>
          </text:list-level-style-image>
          <text:list-level-style-image text:level="8" xlink:href="Pictures/100002000000000A0000000AB5963779.gif" xlink:type="simple" xlink:show="embed" xlink:actuate="onLoad">
            <style:list-level-properties text:space-before="9cm" text:min-label-width="0.6cm" style:vertical-pos="middle" style:vertical-rel="line" fo:width="0.37cm" fo:height="0.37cm"/>
          </text:list-level-style-image>
          <text:list-level-style-image text:level="9" xlink:href="Pictures/100002000000000A0000000AB5963779.gif" xlink:type="simple" xlink:show="embed" xlink:actuate="onLoad">
            <style:list-level-properties text:space-before="10.2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family="'Bitstream Vera Serif'" style:font-family-generic="roman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family="'Bitstream Vera Serif'" style:font-family-generic="roman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page-layout style:name="PM3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gradient-name="Gradient_20_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fill-color="#ffffff" draw:auto-grow-height="false" fo:min-height="3.507cm"/>
    </style:style>
    <style:style style:name="Mpr2" style:family="presentation" style:parent-style-name="Predeterminado-outline1">
      <style:graphic-properties draw:fill-color="#ffffff" draw:auto-grow-height="false" fo:min-height="13.86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edeterminado-backgroundobjects">
      <style:graphic-properties svg:stroke-width="0.1cm" svg:stroke-color="#008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37cm" fo:height="0.37cm"/>
      </text:list-level-style-image>
      <text:list-level-style-image text:level="2" xlink:href="Pictures/100002000000000A0000000AB5963779.gif" xlink:type="simple" xlink:show="embed" xlink:actuate="onLoad">
        <style:list-level-properties text:space-before="1.6cm" text:min-label-width="0.8cm" style:vertical-pos="middle" style:vertical-rel="line" fo:width="0.37cm" fo:height="0.37cm"/>
      </text:list-level-style-image>
      <text:list-level-style-image text:level="3" xlink:href="Pictures/100002000000000A0000000AB5963779.gif" xlink:type="simple" xlink:show="embed" xlink:actuate="onLoad">
        <style:list-level-properties text:space-before="3cm" text:min-label-width="0.6cm" style:vertical-pos="middle" style:vertical-rel="line" fo:width="0.37cm" fo:height="0.37cm"/>
      </text:list-level-style-image>
      <text:list-level-style-image text:level="4" xlink:href="Pictures/100002000000000A0000000AB5963779.gif" xlink:type="simple" xlink:show="embed" xlink:actuate="onLoad">
        <style:list-level-properties text:space-before="4.2cm" text:min-label-width="0.6cm" style:vertical-pos="middle" style:vertical-rel="line" fo:width="0.37cm" fo:height="0.37cm"/>
      </text:list-level-style-image>
      <text:list-level-style-image text:level="5" xlink:href="Pictures/100002000000000A0000000AB5963779.gif" xlink:type="simple" xlink:show="embed" xlink:actuate="onLoad">
        <style:list-level-properties text:space-before="5.4cm" text:min-label-width="0.6cm" style:vertical-pos="middle" style:vertical-rel="line" fo:width="0.37cm" fo:height="0.37cm"/>
      </text:list-level-style-image>
      <text:list-level-style-image text:level="6" xlink:href="Pictures/100002000000000A0000000AB5963779.gif" xlink:type="simple" xlink:show="embed" xlink:actuate="onLoad">
        <style:list-level-properties text:space-before="6.6cm" text:min-label-width="0.6cm" style:vertical-pos="middle" style:vertical-rel="line" fo:width="0.37cm" fo:height="0.37cm"/>
      </text:list-level-style-image>
      <text:list-level-style-image text:level="7" xlink:href="Pictures/100002000000000A0000000AB5963779.gif" xlink:type="simple" xlink:show="embed" xlink:actuate="onLoad">
        <style:list-level-properties text:space-before="7.8cm" text:min-label-width="0.6cm" style:vertical-pos="middle" style:vertical-rel="line" fo:width="0.37cm" fo:height="0.37cm"/>
      </text:list-level-style-image>
      <text:list-level-style-image text:level="8" xlink:href="Pictures/100002000000000A0000000AB5963779.gif" xlink:type="simple" xlink:show="embed" xlink:actuate="onLoad">
        <style:list-level-properties text:space-before="9cm" text:min-label-width="0.6cm" style:vertical-pos="middle" style:vertical-rel="line" fo:width="0.37cm" fo:height="0.37cm"/>
      </text:list-level-style-image>
      <text:list-level-style-image text:level="9" xlink:href="Pictures/100002000000000A0000000AB5963779.gif" xlink:type="simple" xlink:show="embed" xlink:actuate="onLoad">
        <style:list-level-properties text:space-before="10.2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Mdp1">
      <office:forms form:automatic-focus="false" form:apply-design-mode="false"/>
      <draw:frame presentation:style-name="Mpr1" draw:text-style-name="MP3" draw:layer="backgroundobjects" svg:width="21.099cm" svg:height="3.506cm" svg:x="5.5cm" svg:y="0.837cm" presentation:class="title">
        <draw:text-box>
          <text:p text:style-name="MP3">Pulse para editar el formato del texto de título</text:p>
        </draw:text-box>
      </draw:frame>
      <draw:frame presentation:style-name="Mpr2" draw:text-style-name="MP4" draw:layer="backgroundobjects" svg:width="25.199cm" svg:height="13.511cm" svg:x="1.4cm" svg:y="5.262cm" presentation:class="outline">
        <draw:text-box>
          <text:list text:style-name="ML2">
            <text:list-item>
              <text:p text:style-name="MP3">Pulse para editar los formatos del texto del esquema</text:p>
              <text:list>
                <text:list-item>
                  <text:p text:style-name="MP3">Segundo nivel del esquema</text:p>
                  <text:list>
                    <text:list-item>
                      <text:p text:style-name="MP3">Tercer nivel del esquema</text:p>
                      <text:list>
                        <text:list-item>
                          <text:p text:style-name="MP3">Cuarto nivel del esquema</text:p>
                          <text:list>
                            <text:list-item>
                              <text:p text:style-name="MP3">Quinto nivel del esquema</text:p>
                              <text:list>
                                <text:list-item>
                                  <text:p text:style-name="MP3">Sexto nivel del esquema</text:p>
                                  <text:list>
                                    <text:list-item>
                                      <text:p text:style-name="MP3">Séptimo nivel del esquema</text:p>
                                      <text:list>
                                        <text:list-item>
                                          <text:p text:style-name="MP3">Octavo nivel del esquema</text:p>
                                          <text:list>
                                            <text:list-item>
                                              <text:p text:style-name="MP3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úmero&gt;</text:page-number></text:span></text:p>
        </draw:text-box>
      </draw:frame>
      <draw:frame draw:style-name="Mgr3" draw:text-style-name="MP6" draw:layer="backgroundobjects" svg:width="3.47cm" svg:height="2.849cm" svg:x="1.429cm" svg:y="1.193cm">
        <draw:image xlink:href="Pictures/100002010000007B000000657254196C.png" xlink:type="simple" xlink:show="embed" xlink:actuate="onLoad">
          <text:p/>
        </draw:image>
      </draw:frame>
      <draw:line presentation:style-name="Mpr4" draw:text-style-name="MP6" draw:layer="backgroundobjects" svg:x1="1.438cm" svg:y1="4.63cm" svg:x2="26.603cm" svg:y2="4.63cm">
        <text:p/>
      </draw:line>
      <draw:line presentation:style-name="Mpr4" draw:text-style-name="MP6" draw:layer="backgroundobjects" svg:x1="1.44cm" svg:y1="19cm" svg:x2="26.605cm" svg:y2="19cm">
        <text:p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presentation:notes style:page-layout-name="PM3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presentation:notes style:page-layout-name="PM3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dc:title>Ontologies and Semantic</dc:title>
    <dc:subject>Ontologies and Semantic</dc:subject>
    <meta:creation-date>2007-07-11T18:28:41</meta:creation-date>
    <dc:date>2010-11-24T16:57:53</dc:date>
    <dc:language>en-GB</dc:language>
    <meta:editing-cycles>172</meta:editing-cycles>
    <meta:editing-duration>PT32H31M05S</meta:editing-duration>
    <dc:creator>jgato </dc:creator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